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 style:parent-style-name="Normal" style:family="paragraph">
      <style:paragraph-properties fo:text-align="justify"/>
      <style:text-properties style:font-name="Arial" style:font-name-complex="Arial" fo:font-size="12pt" style:font-size-asian="12pt" style:font-size-complex="12pt"/>
    </style:style>
    <style:style style:name="P3" style:parent-style-name="Normal"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P4" style:parent-style-name="Normal"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P5" style:parent-style-name="Normal" style:family="paragraph">
      <style:paragraph-properties fo:text-align="justify"/>
      <style:text-properties style:font-name="Arial" style:font-name-complex="Arial" fo:font-size="12pt" style:font-size-asian="12pt" style:font-size-complex="12pt"/>
    </style:style>
    <style:style style:name="P6" style:parent-style-name="Normal" style:family="paragraph">
      <style:paragraph-properties fo:text-align="justify"/>
      <style:text-properties style:font-name="Arial" style:font-name-complex="Arial" fo:font-size="12pt" style:font-size-asian="12pt" style:font-size-complex="12pt"/>
    </style:style>
    <style:style style:name="P7" style:parent-style-name="Normal" style:family="paragraph">
      <style:paragraph-properties fo:text-align="justify"/>
      <style:text-properties style:font-name="Arial" style:font-name-complex="Arial" fo:font-size="12pt" style:font-size-asian="12pt" style:font-size-complex="12pt"/>
    </style:style>
    <style:style style:name="P8" style:parent-style-name="Normal" style:family="paragraph">
      <style:paragraph-properties fo:text-align="justify"/>
      <style:text-properties style:font-name="Arial" style:font-name-complex="Arial" fo:font-size="12pt" style:font-size-asian="12pt" style:font-size-complex="12pt"/>
    </style:style>
    <style:style style:name="P9" style:parent-style-name="Normal" style:family="paragraph">
      <style:paragraph-properties fo:text-align="justify"/>
      <style:text-properties style:font-name="Arial" style:font-name-complex="Arial" fo:font-size="12pt" style:font-size-asian="12pt" style:font-size-complex="12pt"/>
    </style:style>
    <style:style style:name="P10" style:parent-style-name="Normal" style:family="paragraph">
      <style:paragraph-properties fo:text-align="justify"/>
      <style:text-properties style:font-name="Arial" style:font-name-complex="Arial" fo:font-size="12pt" style:font-size-asian="12pt" style:font-size-complex="12pt"/>
    </style:style>
    <style:style style:name="P11" style:parent-style-name="Normal" style:family="paragraph">
      <style:paragraph-properties fo:text-align="justify"/>
      <style:text-properties style:font-name="Arial" style:font-name-complex="Arial" fo:font-size="12pt" style:font-size-asian="12pt" style:font-size-complex="12pt"/>
    </style:style>
    <style:style style:name="P12" style:parent-style-name="Normal" style:family="paragraph">
      <style:paragraph-properties fo:text-align="justify"/>
      <style:text-properties style:font-name="Arial" style:font-name-complex="Arial" fo:font-size="12pt" style:font-size-asian="12pt" style:font-size-complex="12pt"/>
    </style:style>
    <style:style style:name="P13" style:parent-style-name="Normal" style:family="paragraph">
      <style:paragraph-properties fo:text-align="justify"/>
      <style:text-properties style:font-name="Arial" style:font-name-complex="Arial" fo:font-size="12pt" style:font-size-asian="12pt" style:font-size-complex="12pt"/>
    </style:style>
    <style:style style:name="P14" style:parent-style-name="Normal" style:family="paragraph">
      <style:paragraph-properties fo:text-align="justify"/>
      <style:text-properties style:font-name="Arial" style:font-name-complex="Arial" fo:font-size="12pt" style:font-size-asian="12pt" style:font-size-complex="12pt"/>
    </style:style>
    <style:style style:name="P15" style:parent-style-name="Normal" style:family="paragraph">
      <style:paragraph-properties fo:text-align="justify"/>
      <style:text-properties style:font-name="Arial" style:font-name-complex="Arial" fo:font-size="12pt" style:font-size-asian="12pt" style:font-size-complex="12pt"/>
    </style:style>
    <style:style style:name="P16" style:parent-style-name="Normal" style:family="paragraph">
      <style:paragraph-properties fo:text-align="justify"/>
      <style:text-properties style:font-name="Arial" style:font-name-complex="Arial" fo:font-size="12pt" style:font-size-asian="12pt" style:font-size-complex="12pt"/>
    </style:style>
    <style:style style:name="P17" style:parent-style-name="Normal"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P18" style:parent-style-name="Normal"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P19" style:parent-style-name="Normal"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P20" style:parent-style-name="Normal"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P21" style:parent-style-name="Normal" style:family="paragraph">
      <style:paragraph-properties fo:text-align="justify"/>
      <style:text-properties style:font-name="Arial" style:font-name-complex="Arial" fo:font-size="12pt" style:font-size-asian="12pt" style:font-size-complex="12pt"/>
    </style:style>
    <style:style style:name="P22" style:parent-style-name="Normal" style:family="paragraph">
      <style:paragraph-properties fo:text-align="justify"/>
      <style:text-properties style:font-name="Arial" style:font-name-complex="Arial" fo:font-size="12pt" style:font-size-asian="12pt" style:font-size-complex="12pt"/>
    </style:style>
    <style:style style:name="P23" style:parent-style-name="Normal" style:family="paragraph">
      <style:paragraph-properties fo:text-align="justify"/>
      <style:text-properties style:font-name="Arial" style:font-name-complex="Arial" fo:font-size="12pt" style:font-size-asian="12pt" style:font-size-complex="12pt"/>
    </style:style>
    <style:style style:name="P24" style:parent-style-name="Normal" style:family="paragraph">
      <style:paragraph-properties fo:text-align="justify"/>
      <style:text-properties style:font-name="Arial" style:font-name-complex="Arial" fo:font-size="12pt" style:font-size-asian="12pt" style:font-size-complex="12pt"/>
    </style:style>
    <style:style style:name="P25" style:parent-style-name="Normal" style:family="paragraph">
      <style:paragraph-properties fo:text-align="justify"/>
      <style:text-properties style:font-name="Arial" style:font-name-complex="Arial" fo:font-size="12pt" style:font-size-asian="12pt" style:font-size-complex="12pt"/>
    </style:style>
    <style:style style:name="P26" style:parent-style-name="Normal" style:family="paragraph">
      <style:paragraph-properties fo:text-align="justify"/>
      <style:text-properties style:font-name="Arial" style:font-name-complex="Arial" fo:font-size="12pt" style:font-size-asian="12pt" style:font-size-complex="12pt"/>
    </style:style>
    <style:style style:name="P27" style:parent-style-name="Normal" style:family="paragraph">
      <style:paragraph-properties fo:text-align="justify"/>
      <style:text-properties style:font-name="Arial" style:font-name-complex="Arial" fo:font-size="12pt" style:font-size-asian="12pt" style:font-size-complex="12pt"/>
    </style:style>
    <style:style style:name="P28" style:parent-style-name="Normal" style:family="paragraph">
      <style:paragraph-properties fo:text-align="justify"/>
      <style:text-properties style:font-name="Arial" style:font-name-complex="Arial" fo:font-size="12pt" style:font-size-asian="12pt" style:font-size-complex="12pt"/>
    </style:style>
    <style:style style:name="P29" style:parent-style-name="Normal" style:family="paragraph">
      <style:paragraph-properties fo:text-align="justify"/>
      <style:text-properties style:font-name="Arial" style:font-name-complex="Arial" fo:font-size="12pt" style:font-size-asian="12pt" style:font-size-complex="12pt"/>
    </style:style>
    <style:style style:name="P30" style:parent-style-name="Normal" style:family="paragraph">
      <style:paragraph-properties fo:text-align="justify"/>
      <style:text-properties style:font-name="Arial" style:font-name-complex="Arial" fo:font-size="12pt" style:font-size-asian="12pt" style:font-size-complex="12pt"/>
    </style:style>
    <style:style style:name="P31" style:parent-style-name="Normal" style:family="paragraph">
      <style:paragraph-properties fo:text-align="justify"/>
      <style:text-properties style:font-name="Arial" style:font-name-complex="Arial" fo:font-size="12pt" style:font-size-asian="12pt" style:font-size-complex="12pt"/>
    </style:style>
    <style:style style:name="P32" style:parent-style-name="Normal" style:family="paragraph">
      <style:paragraph-properties fo:break-before="page"/>
      <style:text-properties style:font-name="Arial" style:font-name-complex="Arial" fo:font-size="12pt" style:font-size-asian="12pt" style:font-size-complex="12pt" fo:hyphenate="true"/>
    </style:style>
    <style:style style:name="P33" style:parent-style-name="Normal" style:family="paragraph">
      <style:paragraph-properties fo:text-align="justify"/>
      <style:text-properties style:font-name="Arial" style:font-name-complex="Arial" fo:font-size="12pt" style:font-size-asian="12pt" style:font-size-complex="12pt"/>
    </style:style>
    <style:style style:name="P34" style:parent-style-name="Normal"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P35" style:parent-style-name="Normal"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P36" style:parent-style-name="Normal" style:family="paragraph">
      <style:paragraph-properties fo:text-align="justify"/>
      <style:text-properties style:font-name="Arial" style:font-name-complex="Arial" fo:font-size="12pt" style:font-size-asian="12pt" style:font-size-complex="12pt"/>
    </style:style>
    <style:style style:name="P37" style:parent-style-name="Normal" style:family="paragraph">
      <style:paragraph-properties fo:text-align="justify"/>
      <style:text-properties style:font-name="Arial" style:font-name-complex="Arial" fo:font-size="12pt" style:font-size-asian="12pt" style:font-size-complex="12pt"/>
    </style:style>
    <style:style style:name="P38" style:parent-style-name="Normal" style:family="paragraph">
      <style:paragraph-properties fo:text-align="justify"/>
      <style:text-properties style:font-name="Arial" style:font-name-complex="Arial" fo:font-size="12pt" style:font-size-asian="12pt" style:font-size-complex="12pt"/>
    </style:style>
    <style:style style:name="P39" style:parent-style-name="Normal" style:family="paragraph">
      <style:paragraph-properties fo:text-align="justify"/>
      <style:text-properties style:font-name="Arial" style:font-name-complex="Arial" fo:font-size="12pt" style:font-size-asian="12pt" style:font-size-complex="12pt"/>
    </style:style>
    <style:style style:name="P40" style:parent-style-name="Normal" style:family="paragraph">
      <style:paragraph-properties fo:text-align="justify"/>
      <style:text-properties style:font-name="Arial" style:font-name-complex="Arial" fo:font-size="12pt" style:font-size-asian="12pt" style:font-size-complex="12pt"/>
    </style:style>
    <style:style style:name="P41" style:parent-style-name="Normal" style:family="paragraph">
      <style:paragraph-properties fo:text-align="justify"/>
      <style:text-properties style:font-name="Arial" style:font-name-complex="Arial" fo:font-size="12pt" style:font-size-asian="12pt" style:font-size-complex="12pt"/>
    </style:style>
    <style:style style:name="P42" style:parent-style-name="Normal" style:family="paragraph">
      <style:paragraph-properties fo:text-align="justify"/>
      <style:text-properties style:font-name="Arial" style:font-name-complex="Arial" fo:font-size="12pt" style:font-size-asian="12pt" style:font-size-complex="12pt"/>
    </style:style>
    <style:style style:name="P43" style:parent-style-name="Normal" style:family="paragraph">
      <style:paragraph-properties fo:text-align="justify"/>
      <style:text-properties style:font-name="Arial" style:font-name-complex="Arial" fo:font-size="12pt" style:font-size-asian="12pt" style:font-size-complex="12pt"/>
    </style:style>
    <style:style style:name="P44" style:parent-style-name="Normal" style:family="paragraph">
      <style:paragraph-properties fo:text-align="justify"/>
      <style:text-properties style:font-name="Arial" style:font-name-complex="Arial" fo:font-size="12pt" style:font-size-asian="12pt" style:font-size-complex="12pt"/>
    </style:style>
    <style:style style:name="P45" style:parent-style-name="Normal" style:family="paragraph">
      <style:text-properties style:font-name="Arial" style:font-name-complex="Arial" fo:font-size="12pt" style:font-size-asian="12pt" style:font-size-complex="12pt" fo:hyphenate="true"/>
    </style:style>
    <style:style style:name="P46" style:parent-style-name="Normal" style:family="paragraph">
      <style:text-properties style:font-name="Arial" style:font-name-complex="Arial" fo:font-size="12pt" style:font-size-asian="12pt" style:font-size-complex="12pt" fo:hyphenate="true"/>
    </style:style>
    <style:style style:name="P47" style:parent-style-name="Normal" style:family="paragraph">
      <style:text-properties style:font-name="Arial" style:font-name-complex="Arial" fo:font-size="12pt" style:font-size-asian="12pt" style:font-size-complex="12pt" fo:hyphenate="true"/>
    </style:style>
    <style:style style:name="P48" style:parent-style-name="Normal" style:family="paragraph">
      <style:text-properties style:font-name="Arial" style:font-name-complex="Arial" fo:font-size="12pt" style:font-size-asian="12pt" style:font-size-complex="12pt" fo:hyphenate="true"/>
    </style:style>
    <style:style style:name="P49" style:parent-style-name="Normal" style:family="paragraph">
      <style:text-properties style:font-name="Arial" style:font-name-complex="Arial" fo:font-size="12pt" style:font-size-asian="12pt" style:font-size-complex="12pt" fo:hyphenate="true"/>
    </style:style>
    <style:style style:name="P50" style:parent-style-name="Normal" style:family="paragraph">
      <style:text-properties style:font-name="Arial" style:font-name-complex="Arial" fo:font-size="12pt" style:font-size-asian="12pt" style:font-size-complex="12pt" fo:hyphenate="true"/>
    </style:style>
    <style:style style:name="P51" style:parent-style-name="Normal" style:family="paragraph">
      <style:text-properties style:font-name="Arial" style:font-name-complex="Arial" fo:font-size="12pt" style:font-size-asian="12pt" style:font-size-complex="12pt" fo:hyphenate="true"/>
    </style:style>
    <style:style style:name="P52" style:parent-style-name="Normal" style:family="paragraph">
      <style:text-properties style:font-name="Arial" style:font-name-complex="Arial" fo:font-size="12pt" style:font-size-asian="12pt" style:font-size-complex="12pt" fo:hyphenate="true"/>
    </style:style>
    <style:style style:name="P53" style:parent-style-name="Normal" style:family="paragraph">
      <style:text-properties fo:hyphenate="true"/>
    </style:style>
    <style:style style:name="T54" style:parent-style-name="Fonteparág.padrão" style:family="text">
      <style:text-properties style:font-name="Arial" style:font-name-complex="Arial" fo:font-weight="bold" style:font-weight-asian="bold" style:font-weight-complex="bold" fo:font-size="12pt" style:font-size-asian="12pt" style:font-size-complex="12pt"/>
    </style:style>
    <style:style style:name="P55" style:parent-style-name="Normal"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P56" style:parent-style-name="Normal" style:family="paragraph">
      <style:paragraph-properties fo:text-align="justify"/>
      <style:text-properties style:font-name="Arial" style:font-name-complex="Arial" fo:font-size="12pt" style:font-size-asian="12pt" style:font-size-complex="12pt"/>
    </style:style>
    <style:style style:name="P57" style:parent-style-name="Normal" style:family="paragraph">
      <style:paragraph-properties fo:text-align="justify"/>
    </style:style>
    <style:style style:name="T58" style:parent-style-name="Fonteparág.padrão" style:family="text">
      <style:text-properties style:font-name="Arial" style:font-name-complex="Arial" fo:font-size="12pt" style:font-size-asian="12pt" style:font-size-complex="12pt"/>
    </style:style>
    <style:style style:name="T59" style:parent-style-name="Fonteparág.padrão" style:family="text">
      <style:text-properties style:font-name="Arial" style:font-name-complex="Arial" style:text-position="sub 66.6%" fo:font-size="12pt" style:font-size-asian="12pt" style:font-size-complex="12pt"/>
    </style:style>
    <style:style style:name="T60" style:parent-style-name="Fonteparág.padrão" style:family="text">
      <style:text-properties style:font-name="Arial" style:font-name-complex="Arial" fo:font-size="12pt" style:font-size-asian="12pt" style:font-size-complex="12pt"/>
    </style:style>
    <style:style style:name="T61" style:parent-style-name="Fonteparág.padrão" style:family="text">
      <style:text-properties style:font-name="Arial" style:font-name-complex="Arial" style:text-position="super 66.6%" fo:font-size="12pt" style:font-size-asian="12pt" style:font-size-complex="12pt"/>
    </style:style>
    <style:style style:name="T62" style:parent-style-name="Fonteparág.padrão" style:family="text">
      <style:text-properties style:font-name="Arial" style:font-name-complex="Arial" fo:font-size="12pt" style:font-size-asian="12pt" style:font-size-complex="12pt"/>
    </style:style>
    <style:style style:name="P63" style:parent-style-name="Normal" style:family="paragraph">
      <style:paragraph-properties fo:text-align="justify"/>
      <style:text-properties style:font-name="Arial" style:font-name-complex="Arial" fo:font-size="12pt" style:font-size-asian="12pt" style:font-size-complex="12pt"/>
    </style:style>
    <style:style style:name="P64" style:parent-style-name="Normal" style:family="paragraph">
      <style:paragraph-properties fo:text-align="justify"/>
      <style:text-properties style:font-name="Arial" style:font-name-complex="Arial" fo:font-size="12pt" style:font-size-asian="12pt" style:font-size-complex="12pt"/>
    </style:style>
    <style:style style:name="P65" style:parent-style-name="Normal" style:family="paragraph">
      <style:paragraph-properties fo:text-align="justify"/>
      <style:text-properties style:font-name="Arial" style:font-name-complex="Arial" fo:font-size="12pt" style:font-size-asian="12pt" style:font-size-complex="12pt"/>
    </style:style>
    <style:style style:name="P66" style:parent-style-name="Normal" style:family="paragraph">
      <style:paragraph-properties fo:text-align="justify"/>
      <style:text-properties style:font-name="Arial" style:font-name-complex="Arial" fo:font-size="12pt" style:font-size-asian="12pt" style:font-size-complex="12pt"/>
    </style:style>
    <style:style style:name="P67" style:parent-style-name="Normal" style:family="paragraph">
      <style:paragraph-properties fo:text-align="justify"/>
      <style:text-properties style:font-name="Arial" style:font-name-complex="Arial" fo:font-size="12pt" style:font-size-asian="12pt" style:font-size-complex="12pt"/>
    </style:style>
    <style:style style:name="P68" style:parent-style-name="Normal" style:family="paragraph">
      <style:paragraph-properties fo:text-align="justify"/>
      <style:text-properties style:font-name="Arial" style:font-name-complex="Arial" fo:font-size="12pt" style:font-size-asian="12pt" style:font-size-complex="12pt"/>
    </style:style>
    <style:style style:name="P69" style:parent-style-name="Normal" style:family="paragraph">
      <style:paragraph-properties fo:text-align="justify"/>
      <style:text-properties style:font-name="Arial" style:font-name-complex="Arial" fo:font-size="12pt" style:font-size-asian="12pt" style:font-size-complex="12pt"/>
    </style:style>
    <style:style style:name="P70" style:parent-style-name="Normal" style:family="paragraph">
      <style:paragraph-properties fo:text-align="justify"/>
      <style:text-properties style:font-name="Arial" style:font-name-complex="Arial" fo:font-size="12pt" style:font-size-asian="12pt" style:font-size-complex="12pt"/>
    </style:style>
    <style:style style:name="P71" style:parent-style-name="Normal" style:family="paragraph">
      <style:paragraph-properties fo:text-align="justify"/>
      <style:text-properties style:font-name="Arial" style:font-name-complex="Arial" fo:font-size="12pt" style:font-size-asian="12pt" style:font-size-complex="12pt"/>
    </style:style>
    <style:style style:name="P72" style:parent-style-name="Normal" style:family="paragraph">
      <style:paragraph-properties fo:text-align="justify"/>
      <style:text-properties style:font-name="Arial" style:font-name-complex="Arial" fo:font-size="12pt" style:font-size-asian="12pt" style:font-size-complex="12pt"/>
    </style:style>
    <style:style style:name="P73" style:parent-style-name="Normal"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P74" style:parent-style-name="Normal" style:family="paragraph">
      <style:paragraph-properties fo:text-align="justify"/>
    </style:style>
    <style:style style:name="T75" style:parent-style-name="Hyperlink" style:family="text">
      <style:text-properties style:font-name="Arial" style:font-name-complex="Arial" fo:font-size="12pt" style:font-size-asian="12pt" style:font-size-complex="12pt"/>
    </style:style>
    <style:style style:name="P76" style:parent-style-name="Normal" style:family="paragraph">
      <style:paragraph-properties fo:text-align="justify"/>
    </style:style>
    <style:style style:name="T77" style:parent-style-name="Hyperlink" style:family="text">
      <style:text-properties style:font-name="Arial" style:font-name-complex="Arial" fo:font-size="12pt" style:font-size-asian="12pt" style:font-size-complex="12pt"/>
    </style:style>
    <style:style style:name="P78" style:parent-style-name="Normal" style:family="paragraph">
      <style:paragraph-properties fo:text-align="justify"/>
    </style:style>
    <style:style style:name="T79" style:parent-style-name="Hyperlink" style:family="text">
      <style:text-properties style:font-name="Arial" style:font-name-complex="Arial" fo:font-size="12pt" style:font-size-asian="12pt" style:font-size-complex="12pt"/>
    </style:style>
    <style:style style:name="P80" style:parent-style-name="Normal" style:family="paragraph">
      <style:paragraph-properties fo:text-align="justify"/>
    </style:style>
    <style:style style:name="T81" style:parent-style-name="Hyperlink" style:family="text">
      <style:text-properties style:font-name="Arial" style:font-name-complex="Arial" fo:font-size="12pt" style:font-size-asian="12pt" style:font-size-complex="12pt"/>
    </style:style>
    <style:style style:name="P82" style:parent-style-name="Normal" style:family="paragraph">
      <style:paragraph-properties fo:text-align="justify"/>
    </style:style>
    <style:style style:name="T83" style:parent-style-name="Hyperlink" style:family="text">
      <style:text-properties style:font-name="Arial" style:font-name-complex="Arial" fo:font-size="12pt" style:font-size-asian="12pt" style:font-size-complex="12pt"/>
    </style:style>
    <style:style style:name="P84" style:parent-style-name="Normal" style:family="paragraph">
      <style:paragraph-properties fo:text-align="justify"/>
      <style:text-properties style:font-name="Arial" style:font-name-complex="Arial" fo:font-size="12pt" style:font-size-asian="12pt" style:font-size-complex="12pt"/>
    </style:style>
    <style:style style:name="P85" style:parent-style-name="Normal" style:family="paragraph">
      <style:paragraph-properties fo:text-align="justify"/>
      <style:text-properties style:font-name="Arial" style:font-name-complex="Arial" fo:font-size="12pt" style:font-size-asian="12pt" style:font-size-complex="12pt"/>
    </style:style>
    <style:style style:name="P86" style:parent-style-name="Normal"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P87" style:parent-style-name="Normal" style:family="paragraph">
      <style:paragraph-properties fo:text-align="justify"/>
      <style:text-properties style:font-name="Arial" style:font-name-complex="Arial" fo:font-size="12pt" style:font-size-asian="12pt" style:font-size-complex="12pt"/>
    </style:style>
    <style:style style:name="P88" style:parent-style-name="Normal" style:family="paragraph">
      <style:paragraph-properties fo:text-align="justify"/>
      <style:text-properties style:font-name="Arial" style:font-name-complex="Arial" fo:font-size="12pt" style:font-size-asian="12pt" style:font-size-complex="12pt"/>
    </style:style>
    <style:style style:name="P89" style:parent-style-name="Normal" style:family="paragraph">
      <style:paragraph-properties fo:text-align="justify"/>
      <style:text-properties style:font-name="Arial" style:font-name-complex="Arial" fo:font-size="12pt" style:font-size-asian="12pt" style:font-size-complex="12pt"/>
    </style:style>
    <style:style style:name="P90" style:parent-style-name="Normal" style:family="paragraph">
      <style:paragraph-properties fo:text-align="justify"/>
      <style:text-properties style:font-name="Arial" style:font-name-complex="Arial" fo:font-size="12pt" style:font-size-asian="12pt" style:font-size-complex="12pt"/>
    </style:style>
    <style:style style:name="P91" style:parent-style-name="Normal" style:family="paragraph">
      <style:paragraph-properties fo:text-align="justify"/>
      <style:text-properties style:font-name="Arial" style:font-name-complex="Arial" fo:font-size="12pt" style:font-size-asian="12pt" style:font-size-complex="12pt"/>
    </style:style>
    <style:style style:name="P92" style:parent-style-name="Normal" style:family="paragraph">
      <style:paragraph-properties fo:text-align="justify"/>
      <style:text-properties style:font-name="Arial" style:font-name-complex="Arial" fo:font-size="12pt" style:font-size-asian="12pt" style:font-size-complex="12pt"/>
    </style:style>
    <style:style style:name="P93" style:parent-style-name="Normal" style:family="paragraph">
      <style:paragraph-properties fo:text-align="justify"/>
      <style:text-properties style:font-name="Arial" style:font-name-complex="Arial" fo:font-size="12pt" style:font-size-asian="12pt" style:font-size-complex="12pt"/>
    </style:style>
    <style:style style:name="P94" style:parent-style-name="Normal" style:family="paragraph">
      <style:paragraph-properties fo:text-align="justify"/>
      <style:text-properties style:font-name="Arial" style:font-name-complex="Arial" fo:font-size="12pt" style:font-size-asian="12pt" style:font-size-complex="12pt"/>
    </style:style>
    <style:style style:name="P95" style:parent-style-name="Normal" style:family="paragraph">
      <style:paragraph-properties fo:text-align="justify"/>
      <style:text-properties style:font-name="Arial" style:font-name-complex="Arial" fo:font-size="12pt" style:font-size-asian="12pt" style:font-size-complex="12pt"/>
    </style:style>
    <style:style style:name="P96" style:parent-style-name="Normal" style:family="paragraph">
      <style:paragraph-properties fo:text-align="justify"/>
      <style:text-properties style:font-name="Arial" style:font-name-complex="Arial" fo:font-size="12pt" style:font-size-asian="12pt" style:font-size-complex="12pt"/>
    </style:style>
    <style:style style:name="P97" style:parent-style-name="Normal" style:family="paragraph">
      <style:paragraph-properties fo:text-align="justify"/>
      <style:text-properties style:font-name="Arial" style:font-name-complex="Arial" fo:font-size="12pt" style:font-size-asian="12pt" style:font-size-complex="12pt"/>
    </style:style>
  </office:automatic-styles>
  <office:body>
    <office:text text:use-soft-page-breaks="true">
      <text:p text:style-name="P1">Pesquisa Inicial</text:p>
      <text:p text:style-name="P2"/>
      <text:p text:style-name="P3">Processos Reversíveis:</text:p>
      <text:p text:style-name="P4"/>
      <text:p text:style-name="P5">1) O que é um processo reversível e como ele se diferencia de um processo irreversível?</text:p>
      <text:p text:style-name="P6">R- Um processo reversível é algo que pode ser revertido como diz o nome, ou desfeito, voltando para o estado original, pode ir em uma direção específica, ou uma totalmente contrária seguindo o mesmo percurso. Já um estado irreversível é o contrário, onde não pode voltar a seu estado original ou qualquer estado intermediário.</text:p>
      <text:p text:style-name="P7"/>
      <text:p text:style-name="P8">2) Quais são as condições ideais para que um processo seja considerado reversível?</text:p>
      <text:p text:style-name="P9">R- Para se considerar um processo reversível deve-se conter um estado de quase equilíbrio, ausência de irreversibilidade e variação infinitesimal.</text:p>
      <text:p text:style-name="P10"/>
      <text:p text:style-name="P11">3) Quais são alguns exemplos de processos reversíveis e irreversíveis na natureza e na indústria.</text:p>
      <text:p text:style-name="P12">R- Algumas reações químicas acontecem até quando os reagentes se esgotam. Essas reações são chamadas irreversíveis. Outras reações, no entanto, são classificadas como reversíveis, que podem ir para os mesmos sentidos, para a frente e para trás.<text:s/></text:p>
      <text:p text:style-name="P13">Exemplos de processos irreversíveis: Se colocarmos uma gota de tinta num recipiente com água, a gota dissolve-se de forma gradual. Inicialmente, a gota encontrava-se num certo ponto à superfície da água, mas passado algum tempo a tinta fica espalhada. Outro exemplo, a combustão quando queima uma folha de papel ou de gasolina, a substância original deixa de existir e é impossível recuperar o papel ou o combustível do produto da reação, CO2 e cinzas.</text:p>
      <text:p text:style-name="P14">Exemplos de processos reversíveis: Um exemplo é quando cortamos o cabelo, ele cresce novamente, esse tipo de transformação é chamado de reversível. Outro caso é a produção da amônia, e a formação de gás carbônico quando abrimos uma garrafa de refrigerante.</text:p>
      <text:p text:style-name="P15"/>
      <text:p text:style-name="P16"/>
      <text:p text:style-name="P17"/>
      <text:p text:style-name="P18"/>
      <text:soft-page-break/>
      <text:p text:style-name="P19">Deslocamento de Equilíbrio: Princípio de Le Chatelier:</text:p>
      <text:p text:style-name="P20"/>
      <text:p text:style-name="P21">4) O que é o Princípio de Le Chatelier e como ele pode ser usado para prever o efeito de uma mudança nas condições de um sistema em equilíbrio?</text:p>
      <text:p text:style-name="P22">R- É basicamente quando se aplica uma força em um sistema em estabilidade. Quando um sistema de equilíbrio sofrer qualquer alteração, haverá um deslocamento do equilíbrio no sentido de minimizar ou acabar com a alteração imposta. O sistema tende a atingir um novo equilíbrio. Este princípio é aceitável a mudanças de temperatura, pressão e concentração, e é a principal ferramenta para antecipar como um sistema em equilíbrio responderá a essas mudanças.</text:p>
      <text:p text:style-name="P23"/>
      <text:p text:style-name="P24">5) Quais são os fatores que podem deslocar o equilíbrio de uma reação química e como o sistema responde a essas mudanças?</text:p>
      <text:p text:style-name="P25">R- O deslocamento do equilíbrio pode ser provocado por muitas mudanças na concentração de produtos ou de reagentes, ou feito por mudanças na temperatura ou na pressão. Em qualquer uma dessas alterações, o sistema vai responder muito rápido, assim aumentando ou diminuindo a velocidade dessa reação direta ou da reação inversa.</text:p>
      <text:p text:style-name="P26"/>
      <text:p text:style-name="P27">6) Quais são alguns exemplos práticos de como o Princípio de Le Chatelier é aplicado em diferentes processos químicos?</text:p>
      <text:p text:style-name="P28">R- Equilíbrio químico: Se você aumentar um reagente, o sistema faz mais produtos.</text:p>
      <text:p text:style-name="P29">Equilíbrio de gases: Se você apertar um sistema com gases, ele vai para o lado com menos gases.</text:p>
      <text:p text:style-name="P30">Equilíbrio ácido-base: Se você jogar ácido ou base, o sistema usa o que você jogou.</text:p>
      <text:p text:style-name="P31">Equilíbrio de dissolução de sais: Se jogar sal em uma solução, o equilíbrio muda dependendo dos íons do sal.</text:p>
      <text:p text:style-name="P32"/>
      <text:p text:style-name="P33"/>
      <text:p text:style-name="P34">Equilíbrio em Meio Aquoso:</text:p>
      <text:p text:style-name="P35"/>
      <text:p text:style-name="P36">7) Como os equilíbrios químicos são estabelecidos em soluções aquosas?</text:p>
      <text:p text:style-name="P37">R- Em soluções aquosas, os equilíbrios químicos determinam quando as velocidades das reações diretas e inversas se igualam, resultando em concentrações constantes de reagentes e produtos. Esse fenômeno é esclarecido pelas constantes de equilíbrio e é afetado por alterações na concentração, temperatura e pressão. Esses equilíbrios abrangem solubilidade, ácido-base e complexação, sendo cada um definido por sua própria constante de equilíbrio.</text:p>
      <text:p text:style-name="P38"/>
      <text:p text:style-name="P39">8) Quais são os fatores que afetam o equilíbrio em meio aquoso, como temperatura, pressão e</text:p>
      <text:p text:style-name="P40">concentração de solutos?</text:p>
      <text:p text:style-name="P41">R- Os elementos que afetam a estabilidade em soluções aquosas são: a quantidade de substâncias dissolvidas (alterar ou retirar influencia a estabilidade), o calor (impacta a direção da reação) e a pressão (em sistemas gasosos, afeta a posição do equilíbrio).</text:p>
      <text:p text:style-name="P42"/>
      <text:p text:style-name="P43">9) Como os conceitos de equilíbrio ácido-base e de solubilidade se aplicam a sistemas em meio aquoso?</text:p>
      <text:p text:style-name="P44">R- Em um sistema de meio aquoso, o conceito de equilíbrio ácido-base descreve os ácidos e as bases que se interagem para manter um pH estável. Já o conceito de dividir refere-se à estrutura molecular das substâncias presentes na solução, que pode influenciar a reatividade e a estabilidade do sistema. Os dois conceitos são fundamentais para entender a química e o comportamento das soluções aquosas.</text:p>
      <text:p text:style-name="P45"/>
      <text:p text:style-name="P46"/>
      <text:p text:style-name="P47"/>
      <text:p text:style-name="P48"/>
      <text:p text:style-name="P49"/>
      <text:p text:style-name="P50"/>
      <text:p text:style-name="P51"/>
      <text:p text:style-name="P52"/>
      <text:soft-page-break/>
      <text:p text:style-name="P53"><text:span text:style-name="T54">pH e Escala de pH:</text:span></text:p>
      <text:p text:style-name="P55"/>
      <text:p text:style-name="P56">10) O que é pH e como é calculado?</text:p>
      <text:p text:style-name="P57"><text:span text:style-name="T58">R- O pH de uma solução indica o teor de íons hidrônio (H</text:span><text:span text:style-name="T59">3</text:span><text:span text:style-name="T60">O</text:span><text:span text:style-name="T61">+</text:span><text:span text:style-name="T62">) que está no meio. Esse teor determina se a solução analisada apresenta caráter ácido, básico ou neutro. Para realizar os cálculos envolvendo o pH de uma solução, usamos a equação logarítmica:</text:span></text:p>
      <text:p text:style-name="P63">pH = - log [H3O+] ou pH = - log [H+]</text:p>
      <text:p text:style-name="P64"/>
      <text:p text:style-name="P65">11) Quais são as características de uma solução ácida, básica e neutra em termos de pH?</text:p>
      <text:p text:style-name="P66">R- Ácida: Ácidos são substâncias químicas que tem a competência de doar íons H+, no caso, íons de hidrogênio, em solução aquosa, ou seja, são substâncias que apresentam o pH menor de 7. Essa capacitação de doar H+ é conhecida como acidez e consegue ser medida pela escala de pH. Os ácidos são divididos em grupos: ácidos orgânicos e ácidos inorgânicos. Os ácidos orgânicos são compostos que tem átomos de carbono conectado a um grupo funcional ácido. São encontrados na natureza, em seres vivos, e podem ser sintetizados em laboratórios. Os ácidos inorgânicos são substâncias que não tem átomos de carbono conectado a grupos funcionais ácidos. São encontrados na natureza, em minerais e rochas, e podem ser elaborados em laboratório.</text:p>
      <text:p text:style-name="P67">Básica: A principal característica de uma solução básica é a sua capacidade de neutralizar um ácido por meio de uma reação, famosa como reação de neutralização. As soluções básicas mantêm o valor da escala pH entre 7 e 14.</text:p>
      <text:p text:style-name="P68">Neutra: São soluções que não há características ácidas e nem básicas. Exemplos: Soluções de água com açúcar e de alguns sais, assim como o cloreto de sódio. O pH dessa solução é 7.</text:p>
      <text:p text:style-name="P69"/>
      <text:p text:style-name="P70">12) Como a escala de pH é usada para medir a acidez ou basicidade de uma solução e quais são</text:p>
      <text:p text:style-name="P71">seus limites?</text:p>
      <text:p text:style-name="P72">R- O pH é uma unidade de medida que mostra o grau de acidez ou alcalinidade, é medida em uma escala de 0 a 14. Se o pH ser inferior a 7 é considerado ácido. Se for superior a 7 é considerado básico, ou alcalino. Um pH de 7 é neutro. O pH é definido pela quantidade de íons de hidrogênio [H+]. Quanto maior a quantidade de íons H+, menor o pH de uma substância. Se a quantidade de H+ é maior do que OH-, o material é ácido. Se a quantidade de OH- é maior do que H+, o material é básico. Se a concentração de H+ e OH- são iguais, o material é neutro. O medidor de pH, pHmetro, é um milivoltímetro que converte o valor do potencial medido pelo eletrodo em unidades de pH.</text:p>
      <text:soft-page-break/>
      <text:p text:style-name="P73">Referências:</text:p>
      <text:p text:style-name="P74"><text:a xlink:href="http://www.cetesb.sp.gov.br" office:target-frame-name="_top" xlink:show="replace"><text:span text:style-name="T75">www.cetesb.sp.gov.br</text:span></text:a></text:p>
      <text:p text:style-name="P76"><text:a xlink:href="http://www.brasilescola.uol.com.br" office:target-frame-name="_top" xlink:show="replace"><text:span text:style-name="T77">www.brasilescola.uol.com.br</text:span></text:a></text:p>
      <text:p text:style-name="P78"><text:a xlink:href="http://www.khanacademy.org" office:target-frame-name="_top" xlink:show="replace"><text:span text:style-name="T79">www.khanacademy.org</text:span></text:a></text:p>
      <text:p text:style-name="P80"><text:a xlink:href="http://www.kasvi.com.br" office:target-frame-name="_top" xlink:show="replace"><text:span text:style-name="T81">www.kasvi.com.br</text:span></text:a></text:p>
      <text:p text:style-name="P82"><text:a xlink:href="http://www.todamateria.com.br" office:target-frame-name="_top" xlink:show="replace"><text:span text:style-name="T83">www.todamateria.com.br</text:span></text:a></text:p>
      <text:p text:style-name="P84"/>
      <text:p text:style-name="P85"/>
      <text:p text:style-name="P86">Divisão do Trabalho da Equipe 4:</text:p>
      <text:p text:style-name="P87">Questão 1 e 2: Laís</text:p>
      <text:p text:style-name="P88">Questão 3 e 4: Heitor</text:p>
      <text:p text:style-name="P89">Questão 5 e 6: Victor Hugo</text:p>
      <text:p text:style-name="P90">Questão 7 e 8: Matheus Weber</text:p>
      <text:p text:style-name="P91">Questão 9 e 10: Ruan</text:p>
      <text:p text:style-name="P92">Questão 11 e 12: Ana Júlia</text:p>
      <text:p text:style-name="P93"/>
      <text:p text:style-name="P94"/>
      <text:p text:style-name="P95"/>
      <text:p text:style-name="P96"/>
      <text:p text:style-name="P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Hyperlink" style:display-name="Hyperlink" style:family="text" style:parent-style-name="Fonteparág.padrão">
      <style:text-properties fo:color="#0563C1" style:text-underline-type="single" style:text-underline-style="solid" style:text-underline-width="auto" style:text-underline-mode="continuous"/>
    </style:style>
    <style:style style:name="MençãoPendente" style:display-name="Menção Pendente" style:family="text" style:parent-style-name="Fonteparág.padrão">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a Julia Ferreira da Silva</meta:initial-creator>
    <dc:creator>Ana Julia Ferreira da Silva</dc:creator>
    <meta:creation-date>2024-05-18T23:02:00Z</meta:creation-date>
    <dc:date>2024-05-20T18:20:00Z</dc:date>
    <meta:template xlink:href="Normal" xlink:type="simple"/>
    <meta:editing-cycles>2</meta:editing-cycles>
    <meta:editing-duration>PT5760S</meta:editing-duration>
    <meta:document-statistic meta:page-count="5" meta:paragraph-count="15" meta:word-count="1195" meta:character-count="7635" meta:row-count="53" meta:non-whitespace-character-count="6455"/>
  </office:meta>
</office:document-meta>
</file>